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>
          <table:cell-address table:column="0" table:row="404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404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404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404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>
          <table:cell-address table:column="0" table:row="404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>
          <table:cell-address table:column="0" table:row="405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405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>
          <table:cell-address table:column="1" table:row="405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405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405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>
          <table:cell-address table:column="1" table:row="406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40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408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40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406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406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>
          <table:cell-address table:column="1" table:row="407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407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407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>
          <table:cell-address table:column="1" table:row="406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>
          <table:cell-address table:column="1" table:row="407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>
          <table:cell-address table:column="2" table:row="406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>
          <table:cell-address table:column="2" table:row="407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>
          <table:cell-address table:column="1" table:row="408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08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408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>
          <table:cell-address table:column="1" table:row="409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409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409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>
          <table:cell-address table:column="0" table:row="410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410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>
          <table:cell-address table:column="0" table:row="409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>
          <table:cell-address table:column="2" table:row="9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>
          <table:cell-address table:column="2" table:row="13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>
          <table:cell-address table:column="2" table:row="20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>
          <table:cell-address table:column="2" table:row="21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>
          <table:cell-address table:column="2" table:row="22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>
          <table:cell-address table:column="2" table:row="23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>
          <table:cell-address table:column="2" table:row="24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>
          <table:cell-address table:column="2" table:row="25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>
          <table:cell-address table:column="2" table:row="26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>
          <table:cell-address table:column="2" table:row="29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29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3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>
          <table:cell-address table:column="2" table:row="35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>
          <table:cell-address table:column="2" table:row="36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>
          <table:cell-address table:column="2" table:row="37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>
          <table:cell-address table:column="2" table:row="39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>
          <table:cell-address table:column="2" table:row="40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3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>
          <table:cell-address table:column="2" table:row="165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>
          <table:cell-address table:column="2" table:row="166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>
          <table:cell-address table:column="2" table:row="167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>
          <table:cell-address table:column="2" table:row="170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>
          <table:cell-address table:column="2" table:row="171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>
          <table:cell-address table:column="2" table:row="172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>
          <table:cell-address table:column="2" table:row="198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>
          <table:cell-address table:column="2" table:row="223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>
          <table:cell-address table:column="2" table:row="224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>
          <table:cell-address table:column="2" table:row="260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>
          <table:cell-address table:column="2" table:row="261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>
          <table:cell-address table:column="2" table:row="271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>
          <table:cell-address table:column="2" table:row="272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>
          <table:cell-address table:column="2" table:row="271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>
          <table:cell-address table:column="2" table:row="369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>
          <table:cell-address table:column="2" table:row="396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>
          <table:cell-address table:column="2" table:row="398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>
          <table:cell-address table:column="2" table:row="406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>
          <table:cell-address table:column="2" table:row="30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>
          <table:cell-address table:column="2" table:row="369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>
          <table:cell-address table:column="1" table:row="410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410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>
          <table:cell-address table:column="0" table:row="410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41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41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41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" table:row="412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2" table:row="412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414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2" table:row="414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412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>
          <table:cell-address table:column="2" table:row="414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>
          <table:cell-address table:column="1" table:row="414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415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15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>
          <table:cell-address table:column="0" table:row="416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>
          <table:cell-address table:column="0" table:row="417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15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>
          <table:cell-address table:column="0" table:row="414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type="row" table:position="411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>
          <table:cell-address table:column="0" table:row="411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411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411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>
          <table:cell-address table:column="0" table:row="410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>
          <table:cell-address table:column="2" table:row="410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2" table:row="411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type="row" table:position="413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>
          <table:cell-address table:column="0" table:row="413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" table:row="413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2" table:row="413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412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>
          <table:cell-address table:column="0" table:row="413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>
          <table:cell-address table:column="1" table:row="412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>
          <table:cell-address table:column="2" table:row="412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>
          <table:cell-address table:column="2" table:row="413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>
          <table:cell-address table:column="1" table:row="414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>
          <table:cell-address table:column="1" table:row="412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>
          <table:cell-address table:column="1" table:row="413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>
          <table:cell-address table:column="1" table:row="414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>
          <table:cell-address table:column="1" table:row="414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>
          <table:cell-address table:column="1" table:row="415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>
          <table:source-range-address table:start-column="2" table:start-row="414" table:start-table="0" table:end-column="2" table:end-row="413" table:end-table="0"/>
          <table:target-range-address table:column="2" table:row="414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>
          <table:cell-address table:column="2" table:row="414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>
          <table:cell-address table:column="2" table:row="415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415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>
          <table:cell-address table:column="2" table:row="414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type="row" table:position="414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>
          <table:cell-address table:column="0" table:row="414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>
          <table:cell-address table:column="0" table:row="415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>
          <table:cell-address table:column="0" table:row="416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>
          <table:cell-address table:column="1" table:row="414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>
          <table:cell-address table:column="1" table:row="412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>
          <table:cell-address table:column="1" table:row="415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>
          <table:cell-address table:column="1" table:row="413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>
          <table:cell-address table:column="2" table:row="414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>
          <table:cell-address table:column="2" table:row="412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>
          <table:cell-address table:column="2" table:row="415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>
          <table:cell-address table:column="2" table:row="413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>
          <table:cell-address table:column="0" table:row="416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>
          <table:cell-address table:column="0" table:row="417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>
          <table:cell-address table:column="1" table:row="414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>
          <table:cell-address table:column="1" table:row="415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>
          <table:cell-address table:column="2" table:row="414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>
          <table:cell-address table:column="2" table:row="415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>
          <table:cell-address table:column="2" table:row="414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>
          <table:cell-address table:column="2" table:row="415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>
          <table:cell-address table:column="1" table:row="12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>
          <table:cell-address table:column="1" table:row="12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416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>
          <table:cell-address table:column="0" table:row="416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>
          <table:cell-address table:column="1" table:row="416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2" table:row="416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416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type="row" table:position="9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type="row" table:position="9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>
          <table:cell-address table:column="0" table:row="417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>
          <table:cell-address table:column="0" table:row="417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>
          <table:cell-address table:column="0" table:row="417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>
          <table:cell-address table:column="1" table:row="417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2" table:row="417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0" table:row="418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0" table:row="418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>
          <table:cell-address table:column="1" table:row="418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2" table:row="418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419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0" table:row="419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>
          <table:cell-address table:column="1" table:row="419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2" table:row="419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420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420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420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>
          <table:cell-address table:column="2" table:row="420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420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>
          <table:cell-address table:column="0" table:row="421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421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>
          <table:cell-address table:column="0" table:row="422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423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421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1" table:row="422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2" table:row="420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>
          <table:cell-address table:column="1" table:row="420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>
          <table:cell-address table:column="2" table:row="421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421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>
          <table:cell-address table:column="0" table:row="423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>
          <table:cell-address table:column="0" table:row="424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423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423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2" table:row="423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>
          <table:cell-address table:column="1" table:row="424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2" table:row="424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0" table:row="425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425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425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type="row" table:position="402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type="row" table:position="402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type="row" table:position="401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type="row" table:position="400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>
          <table:cell-address table:column="0" table:row="400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400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2" table:row="399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>
          <table:cell-address table:column="2" table:row="400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2" table:row="400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>
          <table:cell-address table:column="1" table:row="401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401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401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401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>
          <table:cell-address table:column="0" table:row="402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402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402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>
          <table:cell-address table:column="0" table:row="402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>
          <table:cell-address table:column="1" table:row="402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2" table:row="402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2" table:row="402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type="row" table:position="402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type="row" table:position="366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>
          <table:cell-address table:column="1" table:row="366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2" table:row="366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367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>
          <table:cell-address table:column="0" table:row="366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0" table:row="367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>
          <table:cell-address table:column="0" table:row="368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>
          <table:cell-address table:column="0" table:row="369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>
          <table:cell-address table:column="0" table:row="370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>
          <table:cell-address table:column="0" table:row="426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426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426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427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0" table:row="427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0" table:row="427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>
          <table:cell-address table:column="2" table:row="427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427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>
          <table:cell-address table:column="1" table:row="428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427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>
          <table:cell-address table:column="2" table:row="428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428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>
          <table:cell-address table:column="0" table:row="428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0" table:row="428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>
          <table:cell-address table:column="0" table:row="429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1" table:row="429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2" table:row="429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430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0" table:row="430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>
          <table:cell-address table:column="1" table:row="430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430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430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>
          <table:cell-address table:column="1" table:row="431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0" table:row="431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0" table:row="431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>
          <table:cell-address table:column="2" table:row="431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2" table:row="431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>
          <table:cell-address table:column="0" table:row="431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>
          <table:cell-address table:column="0" table:row="432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0" table:row="433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1" table:row="432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1" table:row="433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2" table:row="432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2" table:row="433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" table:row="432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>
          <table:cell-address table:column="2" table:row="433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>
          <table:cell-address table:column="1" table:row="434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0" table:row="434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2" table:row="434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0" table:row="435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0" table:row="436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0" table:row="435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>
          <table:cell-address table:column="1" table:row="435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435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0" table:row="436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>
          <table:cell-address table:column="0" table:row="437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0" table:row="438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>
          <table:cell-address table:column="0" table:row="437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>
          <table:cell-address table:column="0" table:row="438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>
          <table:cell-address table:column="1" table:row="436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436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2" table:row="436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>
          <table:cell-address table:column="0" table:row="456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0" table:row="457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0" table:row="437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>
          <table:cell-address table:column="0" table:row="438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>
          <table:cell-address table:column="0" table:row="437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>
          <table:cell-address table:column="0" table:row="438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>
          <table:cell-address table:column="0" table:row="437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>
          <table:cell-address table:column="0" table:row="438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>
          <table:cell-address table:column="0" table:row="439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440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437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>
          <table:cell-address table:column="1" table:row="437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2" table:row="437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438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>
          <table:cell-address table:column="0" table:row="439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>
          <table:cell-address table:column="0" table:row="440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>
          <table:cell-address table:column="0" table:row="438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>
          <table:cell-address table:column="1" table:row="438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2" table:row="438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2" table:row="438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>
          <table:cell-address table:column="1" table:row="439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0" table:row="439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>
          <table:cell-address table:column="2" table:row="439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2" table:row="439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>
          <table:cell-address table:column="1" table:row="433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>
          <table:cell-address table:column="1" table:row="432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>
          <table:cell-address table:column="0" table:row="432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>
          <table:cell-address table:column="0" table:row="440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>
          <table:cell-address table:column="1" table:row="440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1" table:row="440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>
          <table:cell-address table:column="2" table:row="440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2" table:row="440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>
          <table:cell-address table:column="0" table:row="440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>
          <table:cell-address table:column="0" table:row="434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>
          <table:cell-address table:column="0" table:row="441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0" table:row="441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>
          <table:cell-address table:column="1" table:row="441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2" table:row="441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6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>
          <table:cell-address table:column="0" table:row="457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>
          <table:cell-address table:column="1" table:row="442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42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42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>
          <table:cell-address table:column="2" table:row="442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443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443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443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1" table:row="443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>
          <table:cell-address table:column="2" table:row="443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>
          <table:cell-address table:column="0" table:row="443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>
          <table:cell-address table:column="1" table:row="444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444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444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>
          <table:cell-address table:column="0" table:row="444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>
          <table:cell-address table:column="2" table:row="444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2" table:row="444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>
          <table:cell-address table:column="1" table:row="445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2" table:row="445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445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1" table:row="446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446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446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>
          <table:cell-address table:column="2" table:row="446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>
          <table:cell-address table:column="2" table:row="446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>
          <table:cell-address table:column="0" table:row="447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1" table:row="447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2" table:row="447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>
          <table:cell-address table:column="2" table:row="447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>
          <table:cell-address table:column="0" table:row="448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1" table:row="448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1" table:row="448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>
          <table:cell-address table:column="2" table:row="448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448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type="row" table:position="8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type="row" table:position="7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>
          <table:cell-address table:column="0" table:row="7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1" table:row="7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2" table:row="7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1" table:row="8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2" table:row="8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1" table:row="449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449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449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>
          <table:cell-address table:column="2" table:row="449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2" table:row="449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>
          <table:cell-address table:column="1" table:row="450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450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450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>
          <table:cell-address table:column="2" table:row="450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2" table:row="450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>
          <table:cell-address table:column="1" table:row="451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451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2" table:row="451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2" table:row="451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>
          <table:cell-address table:column="0" table:row="451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>
          <table:cell-address table:column="0" table:row="452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1" table:row="452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2" table:row="452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452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>
          <table:cell-address table:column="1" table:row="452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>
          <table:cell-address table:column="2" table:row="452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>
          <table:cell-address table:column="1" table:row="453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453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453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>
          <table:cell-address table:column="0" table:row="454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55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56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>
          <table:cell-address table:column="0" table:row="453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>
          <table:cell-address table:column="2" table:row="453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2" table:row="453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>
          <table:cell-address table:column="0" table:row="454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>
          <table:cell-address table:column="1" table:row="454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2" table:row="454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2" table:row="454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>
          <table:cell-address table:column="0" table:row="455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>
          <table:cell-address table:column="0" table:row="456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>
          <table:cell-address table:column="1" table:row="45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1" table:row="45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2" table:row="455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45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455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>
          <table:cell-address table:column="0" table:row="456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>
          <table:cell-address table:column="0" table:row="455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>
          <table:cell-address table:column="0" table:row="456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>
          <table:cell-address table:column="1" table:row="456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>
          <table:cell-address table:column="1" table:row="456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>
          <table:cell-address table:column="2" table:row="455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>
          <table:cell-address table:column="2" table:row="456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>
          <table:cell-address table:column="0" table:row="455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>
          <table:cell-address table:column="1" table:row="456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>
          <table:cell-address table:column="0" table:row="455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>
          <table:cell-address table:column="0" table:row="455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>
          <table:source-range-address table:column="1" table:row="455" table:table="0"/>
          <table:target-range-address table:column="1" table:row="456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>
          <table:cell-address table:column="0" table:row="456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>
          <table:cell-address table:column="1" table:row="455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455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>
          <table:cell-address table:column="0" table:row="456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>
          <table:cell-address table:column="1" table:row="457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456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>
          <table:cell-address table:column="0" table:row="457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>
          <table:cell-address table:column="2" table:row="456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>
          <table:cell-address table:column="2" table:row="457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456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>
          <table:cell-address table:column="2" table:row="457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>
          <table:cell-address table:column="1" table:row="458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58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>
          <table:cell-address table:column="2" table:row="458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458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458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>
          <table:cell-address table:column="1" table:row="459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459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>
          <table:cell-address table:column="0" table:row="459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460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459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>
          <table:cell-address table:column="0" table:row="460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>
          <table:cell-address table:column="0" table:row="461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462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463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2" table:row="459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>
          <table:cell-address table:column="2" table:row="459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>
          <table:cell-address table:column="0" table:row="459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>
          <table:cell-address table:column="0" table:row="461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>
          <table:cell-address table:column="0" table:row="462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>
          <table:cell-address table:column="0" table:row="463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3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20:19:18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21:08:39.428000000</dc:date>
    <meta:editing-duration>PT17H57M22S</meta:editing-duration>
    <meta:editing-cycles>439</meta:editing-cycles>
    <meta:generator>LibreOffice/6.1.0.3$Windows_X86_64 LibreOffice_project/efb621ed25068d70781dc026f7e9c5187a4decd1</meta:generator>
    <meta:document-statistic meta:table-count="1" meta:cell-count="1380" meta:object-count="0"/>
  </office:meta>
</office:document-meta>
</file>